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3" svg:font-family="'Times New Roman'" style:font-adornments="Normal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1.906cm" style:rel-column-width="41065*"/>
    </style:style>
    <style:style style:name="Tableau1.B" style:family="table-column">
      <style:table-column-properties style:column-width="7.094cm" style:rel-column-width="24470*"/>
    </style:style>
    <style:style style:name="Tableau1.A1" style:family="table-cell">
      <style:table-cell-properties fo:padding="0cm" fo:border="none"/>
    </style:style>
    <style:style style:name="Tableau10" style:family="table">
      <style:table-properties style:width="2.408cm" table:align="left"/>
    </style:style>
    <style:style style:name="Tableau10.A" style:family="table-column">
      <style:table-column-properties style:column-width="1.191cm"/>
    </style:style>
    <style:style style:name="Tableau10.B" style:family="table-column">
      <style:table-column-properties style:column-width="1.217cm"/>
    </style:style>
    <style:style style:name="Tableau10.A1" style:family="table-cell">
      <style:table-cell-properties fo:padding="0.097cm" fo:border="none"/>
    </style:style>
    <style:style style:name="Tableau10.B1" style:family="table-cell">
      <style:table-cell-properties fo:padding="0.097cm" fo:border-left="1pt solid #000000" fo:border-right="none" fo:border-top="none" fo:border-bottom="1pt solid #000000"/>
    </style:style>
    <style:style style:name="Tableau10.B2" style:family="table-cell">
      <style:table-cell-properties fo:padding="0.097cm" fo:border-left="1pt solid #000000" fo:border-right="none" fo:border-top="none" fo:border-bottom="none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.9cm" style:rel-column-width="6552*"/>
    </style:style>
    <style:style style:name="Tableau2.E" style:family="table-column">
      <style:table-column-properties style:column-width="1.901cm" style:rel-column-width="6558*"/>
    </style:style>
    <style:style style:name="Tableau2.J" style:family="table-column">
      <style:table-column-properties style:column-width="1.901cm" style:rel-column-width="6561*"/>
    </style:style>
    <style:style style:name="Tableau2.A1" style:family="table-cell">
      <style:table-cell-properties fo:padding="0.097cm" fo:border-left="1pt solid #000000" fo:border-right="none" fo:border-top="1pt solid #000000" fo:border-bottom="1pt solid #000000"/>
    </style:style>
    <style:style style:name="Tableau2.J1" style:family="table-cell">
      <style:table-cell-properties fo:padding="0.097cm" fo:border="1pt solid #000000"/>
    </style:style>
    <style:style style:name="Tableau2.A2" style:family="table-cell">
      <style:table-cell-properties fo:padding="0.097cm" fo:border-left="1pt solid #000000" fo:border-right="none" fo:border-top="none" fo:border-bottom="1pt solid #000000"/>
    </style:style>
    <style:style style:name="Tableau2.J2" style:family="table-cell">
      <style:table-cell-properties fo:padding="0.097cm" fo:border-left="1pt solid #000000" fo:border-right="1pt solid #000000" fo:border-top="none" fo:border-bottom="1pt solid #000000"/>
    </style:style>
    <style:style style:name="P1" style:family="paragraph" style:parent-style-name="Standard">
      <style:text-properties officeooo:rsid="00ae8b05" officeooo:paragraph-rsid="00ae8b05"/>
    </style:style>
    <style:style style:name="P2" style:family="paragraph" style:parent-style-name="Standard">
      <style:paragraph-properties fo:line-height="150%"/>
      <style:text-properties officeooo:rsid="00ae8b05" officeooo:paragraph-rsid="00ae8b05"/>
    </style:style>
    <style:style style:name="P3" style:family="paragraph" style:parent-style-name="Standard">
      <style:text-properties officeooo:paragraph-rsid="00ae8b05"/>
    </style:style>
    <style:style style:name="P4" style:family="paragraph" style:parent-style-name="Standard">
      <style:text-properties fo:font-weight="bold" officeooo:rsid="00b6f19b" officeooo:paragraph-rsid="00b6f19b" style:font-weight-asian="bold" style:font-weight-complex="bold"/>
    </style:style>
    <style:style style:name="P5" style:family="paragraph" style:parent-style-name="Standard">
      <style:text-properties fo:font-weight="bold" officeooo:rsid="00b7c6b2" officeooo:paragraph-rsid="00b7c6b2" style:font-weight-asian="bold" style:font-weight-complex="bold"/>
    </style:style>
    <style:style style:name="P6" style:family="paragraph" style:parent-style-name="Standard">
      <style:text-properties fo:font-weight="bold" officeooo:paragraph-rsid="00bb0f6e" style:font-weight-asian="bold" style:font-weight-complex="bold"/>
    </style:style>
    <style:style style:name="P7" style:family="paragraph" style:parent-style-name="Standard">
      <style:text-properties officeooo:rsid="00b1a628" officeooo:paragraph-rsid="00b1a628"/>
    </style:style>
    <style:style style:name="P8" style:family="paragraph" style:parent-style-name="Standard">
      <style:paragraph-properties fo:line-height="150%"/>
      <style:text-properties officeooo:rsid="00b1a628" officeooo:paragraph-rsid="00b1a628"/>
    </style:style>
    <style:style style:name="P9" style:family="paragraph" style:parent-style-name="Standard">
      <style:paragraph-properties fo:line-height="150%"/>
      <style:text-properties officeooo:paragraph-rsid="00ae8b05"/>
    </style:style>
    <style:style style:name="P10" style:family="paragraph" style:parent-style-name="Standard">
      <style:paragraph-properties fo:line-height="150%"/>
      <style:text-properties officeooo:paragraph-rsid="00b919ef"/>
    </style:style>
    <style:style style:name="P11" style:family="paragraph" style:parent-style-name="Standard">
      <style:text-properties officeooo:rsid="00b35330" officeooo:paragraph-rsid="00b35330"/>
    </style:style>
    <style:style style:name="P12" style:family="paragraph" style:parent-style-name="Standard">
      <style:paragraph-properties fo:line-height="150%"/>
      <style:text-properties officeooo:rsid="00b35330" officeooo:paragraph-rsid="00b473a9"/>
    </style:style>
    <style:style style:name="P13" style:family="paragraph" style:parent-style-name="Standard">
      <style:text-properties officeooo:paragraph-rsid="00b35330"/>
    </style:style>
    <style:style style:name="P14" style:family="paragraph" style:parent-style-name="Standard">
      <style:text-properties officeooo:rsid="00b473a9" officeooo:paragraph-rsid="00b473a9"/>
    </style:style>
    <style:style style:name="P15" style:family="paragraph" style:parent-style-name="Standard">
      <style:text-properties officeooo:rsid="00b59b9e" officeooo:paragraph-rsid="00b59b9e"/>
    </style:style>
    <style:style style:name="P16" style:family="paragraph" style:parent-style-name="Standard">
      <style:text-properties officeooo:rsid="00b7c6b2" officeooo:paragraph-rsid="00b7c6b2"/>
    </style:style>
    <style:style style:name="P17" style:family="paragraph" style:parent-style-name="Standard">
      <style:text-properties officeooo:paragraph-rsid="00b7c6b2"/>
    </style:style>
    <style:style style:name="P18" style:family="paragraph" style:parent-style-name="Standard">
      <style:paragraph-properties fo:line-height="150%"/>
      <style:text-properties officeooo:rsid="00b919ef" officeooo:paragraph-rsid="00b919ef"/>
    </style:style>
    <style:style style:name="P19" style:family="paragraph" style:parent-style-name="Standard">
      <style:text-properties officeooo:paragraph-rsid="00b919ef"/>
    </style:style>
    <style:style style:name="P20" style:family="paragraph" style:parent-style-name="Standard">
      <style:text-properties officeooo:paragraph-rsid="00bb0f6e"/>
    </style:style>
    <style:style style:name="P21" style:family="paragraph" style:parent-style-name="Table_20_Contents">
      <style:paragraph-properties fo:text-align="center" style:justify-single-word="false"/>
      <style:text-properties officeooo:rsid="00ae8b05" officeooo:paragraph-rsid="00ae8b05"/>
    </style:style>
    <style:style style:name="P22" style:family="paragraph" style:parent-style-name="Table_20_Contents">
      <style:paragraph-properties fo:text-align="center" style:justify-single-word="false"/>
      <style:text-properties officeooo:paragraph-rsid="00ae8b05"/>
    </style:style>
    <style:style style:name="P23" style:family="paragraph" style:parent-style-name="Table_20_Contents">
      <style:paragraph-properties fo:text-align="center" style:justify-single-word="false"/>
      <style:text-properties officeooo:rsid="00b7c6b2" officeooo:paragraph-rsid="00b7c6b2"/>
    </style:style>
    <style:style style:name="P24" style:family="paragraph" style:parent-style-name="tfCours">
      <style:paragraph-properties fo:text-align="center" style:justify-single-word="false"/>
    </style:style>
    <style:style style:name="P25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ad5dd9" officeooo:paragraph-rsid="0029ba73" style:font-size-asian="20pt" style:font-weight-asian="bold" style:font-size-complex="20pt" style:font-weight-complex="bold"/>
    </style:style>
    <style:style style:name="P26" style:family="paragraph" style:parent-style-name="Standard" style:list-style-name="tfPuce">
      <style:paragraph-properties fo:line-height="150%"/>
      <style:text-properties officeooo:rsid="00b6f19b" officeooo:paragraph-rsid="00b6f19b"/>
    </style:style>
    <style:style style:name="P27" style:family="paragraph" style:parent-style-name="Standard" style:list-style-name="tfPuce">
      <style:paragraph-properties fo:line-height="150%"/>
      <style:text-properties officeooo:paragraph-rsid="00b6f19b"/>
    </style:style>
    <style:style style:name="P28" style:family="paragraph" style:parent-style-name="Standard">
      <style:paragraph-properties fo:line-height="150%"/>
      <style:text-properties officeooo:paragraph-rsid="00bb384f"/>
    </style:style>
    <style:style style:name="P29" style:family="paragraph" style:parent-style-name="Standard">
      <style:paragraph-properties fo:line-height="150%"/>
      <style:text-properties officeooo:paragraph-rsid="00bd0a42"/>
    </style:style>
    <style:style style:name="P30" style:family="paragraph" style:parent-style-name="Standard">
      <style:paragraph-properties fo:line-height="150%"/>
      <style:text-properties officeooo:paragraph-rsid="00bd9360"/>
    </style:style>
    <style:style style:name="P31" style:family="paragraph" style:parent-style-name="Standard">
      <style:paragraph-properties fo:line-height="150%"/>
      <style:text-properties officeooo:paragraph-rsid="00b919ef"/>
    </style:style>
    <style:style style:name="P32" style:family="paragraph" style:parent-style-name="Standard" style:list-style-name="tfPuce">
      <style:text-properties officeooo:rsid="00b7c6b2" officeooo:paragraph-rsid="00b7c6b2"/>
    </style:style>
    <style:style style:name="P33" style:family="paragraph" style:parent-style-name="Standard">
      <style:text-properties officeooo:rsid="00b1a628" officeooo:paragraph-rsid="00bf9245"/>
    </style:style>
    <style:style style:name="P34" style:family="paragraph" style:parent-style-name="Standard">
      <style:paragraph-properties fo:line-height="150%"/>
      <style:text-properties officeooo:rsid="00b1a628" officeooo:paragraph-rsid="00b1a628"/>
    </style:style>
    <style:style style:name="P35" style:family="paragraph" style:parent-style-name="Standard">
      <style:paragraph-properties fo:line-height="150%"/>
      <style:text-properties officeooo:rsid="00bf9245" officeooo:paragraph-rsid="00bf9245"/>
    </style:style>
    <style:style style:name="P36" style:family="paragraph" style:parent-style-name="Standard">
      <style:paragraph-properties fo:line-height="150%"/>
      <style:text-properties officeooo:rsid="00bfad57" officeooo:paragraph-rsid="00bfad57"/>
    </style:style>
    <style:style style:name="P37" style:family="paragraph" style:parent-style-name="Standard">
      <style:text-properties officeooo:paragraph-rsid="00ae8b05"/>
    </style:style>
    <style:style style:name="P38" style:family="paragraph" style:parent-style-name="tfCours" style:list-style-name="tfPuce"/>
    <style:style style:name="P39" style:family="paragraph" style:parent-style-name="tfTitre_20_1_29_">
      <style:paragraph-properties fo:break-before="page"/>
    </style:style>
    <style:style style:name="P40" style:family="paragraph" style:parent-style-name="tfTitre_20_I_29_">
      <style:text-properties fo:text-transform="uppercase" style:font-name="Arial1" fo:font-size="22pt" fo:font-style="italic" fo:font-weight="bold" officeooo:rsid="00ad5dd9" officeooo:paragraph-rsid="00ad5dd9" style:font-size-asian="20pt" style:font-weight-asian="bold" style:font-size-complex="20pt" style:font-weight-complex="bold"/>
    </style:style>
    <style:style style:name="P41" style:family="paragraph" style:parent-style-name="tfTitre_20_I_29_">
      <style:paragraph-properties fo:break-before="page"/>
    </style:style>
    <style:style style:name="T1" style:family="text">
      <style:text-properties fo:font-size="18pt" officeooo:rsid="00b1a628"/>
    </style:style>
    <style:style style:name="T2" style:family="text">
      <style:text-properties fo:font-size="18pt" officeooo:rsid="00b473a9"/>
    </style:style>
    <style:style style:name="T3" style:family="text">
      <style:text-properties fo:font-size="18pt" officeooo:rsid="00b6f19b"/>
    </style:style>
    <style:style style:name="T4" style:family="text">
      <style:text-properties fo:font-size="18pt" officeooo:rsid="00b7c6b2"/>
    </style:style>
    <style:style style:name="T5" style:family="text">
      <style:text-properties fo:font-size="18pt" officeooo:rsid="00b919ef"/>
    </style:style>
    <style:style style:name="T6" style:family="text">
      <style:text-properties fo:font-size="18pt" officeooo:rsid="00bf9245" fo:background-color="transparent" loext:char-shading-value="0"/>
    </style:style>
    <style:style style:name="T7" style:family="text">
      <style:text-properties fo:font-size="18pt" officeooo:rsid="00bfad57"/>
    </style:style>
    <style:style style:name="T8" style:family="text">
      <style:text-properties style:font-name="Times New Roman1" officeooo:rsid="006855d6" style:font-name-asian="SimSun" style:font-name-complex="Mangal"/>
    </style:style>
    <style:style style:name="T9" style:family="text">
      <style:text-properties fo:font-variant="normal" fo:text-transform="none" style:font-name="Arial" fo:font-size="19pt" fo:font-style="normal" fo:font-weight="bold" officeooo:rsid="00b919ef" style:font-size-asian="13pt" style:font-weight-asian="bold" style:font-size-complex="13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b35330" style:font-weight-asian="bold" style:font-weight-complex="bold"/>
    </style:style>
    <style:style style:name="T12" style:family="text">
      <style:text-properties fo:font-weight="bold" officeooo:rsid="00b919ef" style:font-weight-asian="bold" style:font-weight-complex="bold"/>
    </style:style>
    <style:style style:name="T13" style:family="text">
      <style:text-properties fo:font-weight="bold" officeooo:rsid="00bb384f" style:font-weight-asian="bold" style:font-weight-complex="bold"/>
    </style:style>
    <style:style style:name="T14" style:family="text">
      <style:text-properties fo:font-weight="bold" officeooo:rsid="00bd9360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ae8b05" style:font-style-asian="italic" style:font-style-complex="italic"/>
    </style:style>
    <style:style style:name="T17" style:family="text">
      <style:text-properties officeooo:rsid="00ae8b05"/>
    </style:style>
    <style:style style:name="T18" style:family="text">
      <style:text-properties officeooo:rsid="00b1a628"/>
    </style:style>
    <style:style style:name="T19" style:family="text">
      <style:text-properties officeooo:rsid="00b1cb8d"/>
    </style:style>
    <style:style style:name="T20" style:family="text">
      <style:text-properties officeooo:rsid="00b35330"/>
    </style:style>
    <style:style style:name="T21" style:family="text">
      <style:text-properties officeooo:rsid="00b6f19b"/>
    </style:style>
    <style:style style:name="T22" style:family="text">
      <style:text-properties officeooo:rsid="00b7c6b2"/>
    </style:style>
    <style:style style:name="T23" style:family="text">
      <style:text-properties officeooo:rsid="00b919ef"/>
    </style:style>
    <style:style style:name="T24" style:family="text">
      <style:text-properties style:text-position="super 58%" officeooo:rsid="00b919ef"/>
    </style:style>
    <style:style style:name="T25" style:family="text">
      <style:text-properties officeooo:rsid="00bb0f6e"/>
    </style:style>
    <style:style style:name="T26" style:family="text">
      <style:text-properties officeooo:rsid="00bb384f"/>
    </style:style>
    <style:style style:name="T27" style:family="text">
      <style:text-properties officeooo:rsid="00bf9245"/>
    </style:style>
    <style:style style:name="T28" style:family="text">
      <style:text-properties officeooo:rsid="00bfad57"/>
    </style:style>
    <style:style style:name="T29" style:family="text">
      <style:text-properties officeooo:rsid="00bd0a42"/>
    </style:style>
    <style:style style:name="T30" style:family="text">
      <style:text-properties officeooo:rsid="00bd9360"/>
    </style:style>
    <style:style style:name="fr1" style:family="graphic" style:parent-style-name="Formula">
      <style:graphic-properties fo:margin-left="0cm" fo:margin-right="0cm"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divisibilité et Nombres premiers</text:p>
      <text:p text:style-name="Standard"/>
      <text:list xml:id="list3902395716" text:style-name="tfNum_20_I_29_">
        <text:list-item>
          <text:p text:style-name="P40">Division euclidienne</text:p>
        </text:list-item>
      </text:list>
      <text:list xml:id="list1677960075" text:style-name="tfNum_20_1_29_">
        <text:list-item>
          <text:p text:style-name="tfTitre_20_1_29_">Définition :</text:p>
        </text:list-item>
      </text:list>
      <text:p text:style-name="tfCours">Effectuer l<text:span text:style-name="T6">a</text:span> division euclidienne (ou entière) de l’entier <text:span text:style-name="T15">a</text:span> par l’entier non nul <text:span text:style-name="T15">b</text:span>, c’est déterminer les entiers <text:span text:style-name="T15">q</text:span> et <text:span text:style-name="T15">r</text:span> vérifiant l’égalité :</text:p>
      <text:p text:style-name="P24"><text:span text:style-name="T16">a</text:span><text:span text:style-name="T17"> = </text:span><text:span text:style-name="T16">b</text:span><text:span text:style-name="T17"> </text:span><text:span text:style-name="T8">×</text:span> <text:span text:style-name="T16">q</text:span><text:span text:style-name="T17"> + </text:span><text:span text:style-name="T16">r</text:span><text:span text:style-name="T17"> <text:s text:c="2"/>avec <text:s text:c="2"/></text:span><text:span text:style-name="T16">r</text:span><text:span text:style-name="T17"> &lt; </text:span><text:span text:style-name="T16">b</text:span></text:p>
      <text:p text:style-name="P3"/>
      <text:p text:style-name="P3"/>
      <text:list xml:id="list90557442035735" text:continue-numbering="true" text:style-name="tfNum_20_1_29_">
        <text:list-item>
          <text:p text:style-name="tfTitre_20_1_29_">Vocabulaire :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<text:span text:style-name="T15">a</text:span> s’appelle <text:span text:style-name="T27">le </text:span></text:p>
            <text:p text:style-name="P2"><text:span text:style-name="T15">b</text:span> s’appelle <text:span text:style-name="T27">le </text:span></text:p>
            <text:p text:style-name="P2"><text:span text:style-name="T15">q</text:span> s’appelle <text:span text:style-name="T27">le </text:span></text:p>
            <text:p text:style-name="P2"><text:span text:style-name="T15">r</text:span> s’appelle <text:span text:style-name="T27">le </text:span></text:p>
          </table:table-cell>
          <table:table-cell table:style-name="Tableau1.A1" office:value-type="string"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P21">a</text:p>
                </table:table-cell>
                <table:table-cell table:style-name="Tableau10.B1" office:value-type="string">
                  <text:p text:style-name="P21">b</text:p>
                </table:table-cell>
              </table:table-row>
              <table:table-row>
                <table:table-cell table:style-name="Tableau10.A1" office:value-type="string">
                  <text:p text:style-name="P22"/>
                </table:table-cell>
                <table:table-cell table:style-name="Tableau10.B2" office:value-type="string">
                  <text:p text:style-name="P22"/>
                  <text:p text:style-name="P22"/>
                  <text:p text:style-name="P22"/>
                </table:table-cell>
              </table:table-row>
            </table:table>
            <text:p text:style-name="P3"/>
          </table:table-cell>
        </table:table-row>
      </table:table>
      <text:p text:style-name="P1"/>
      <text:p text:style-name="P1"/>
      <text:p text:style-name="P7"><text:span text:style-name="T10">Ex 1 :</text:span> Combien de boites de 36 macarons dois-je acheter pour pouvoir en donner 2 à <text:span text:style-name="T27">chacun de </text:span>mes 24<text:span text:style-name="T19">0</text:span> invités ?</text:p>
      <text:p text:style-name="P1"/>
      <text:p text:style-name="P9"><text:span text:style-name="T17">L</text:span><text:span text:style-name="T18">e nombre de macarons que je </text:span><text:span text:style-name="T1">veux offrir</text:span><text:span text:style-name="T18"> est :</text:span></text:p>
      <text:p text:style-name="P8">Divisons <text:s text:c="9"/>par <text:s text:c="9"/>: </text:p>
      <text:p text:style-name="P7"/>
      <text:p text:style-name="P7"/>
      <text:p text:style-name="P7"/>
      <text:p text:style-name="P7"/>
      <text:p text:style-name="P7"/>
      <text:p text:style-name="P7"><text:span text:style-name="T10">Ex 2 :</text:span> Soit l’égalité 165 = 18 × 8 + 21</text:p>
      <text:p text:style-name="P33">On partage ici 165 en 8 paquets de <text:s text:c="9"/>unités. Il reste alors <text:s text:c="9"/>unités.</text:p>
      <text:p text:style-name="P7">Peut-on proposer un partage plus astucieux ?</text:p>
      <text:p text:style-name="P7"/>
      <text:p text:style-name="P8">Oui, car ici, le reste <text:s text:c="9"/>est plus grand que le</text:p>
      <text:p text:style-name="P35">On écrira donc l’égalité :</text:p>
      <text:list xml:id="list90559366613129" text:continue-list="list3902395716" text:style-name="tfNum_20_I_29_">
        <text:list-item>
          <text:p text:style-name="P41">Multiples et diviseurs d’un nombre</text:p>
        </text:list-item>
      </text:list>
      <text:list xml:id="list90559421008400" text:continue-list="list90557442035735" text:style-name="tfNum_20_1_29_">
        <text:list-item text:start-value="1">
          <text:p text:style-name="tfTitre_20_1_29_">Définition :</text:p>
        </text:list-item>
      </text:list>
      <text:p text:style-name="tfCours">Si le reste de la division d’un entier <text:span text:style-name="T15">a</text:span> par un entier <text:span text:style-name="T15">b</text:span> est nul, on dit que :</text:p>
      <text:list xml:id="list3813053546" text:style-name="tfPuce">
        <text:list-item>
          <text:p text:style-name="P38"><text:span text:style-name="T15">a</text:span> est un « multiple » de <text:span text:style-name="T15">b</text:span></text:p>
        </text:list-item>
        <text:list-item>
          <text:p text:style-name="P38"><text:span text:style-name="T15">a</text:span> est « divisible » par <text:span text:style-name="T15">b</text:span></text:p>
        </text:list-item>
        <text:list-item>
          <text:p text:style-name="P38"><text:span text:style-name="T15">b</text:span> est un « diviseur » de <text:span text:style-name="T15">a</text:span></text:p>
        </text:list-item>
      </text:list>
      <text:p text:style-name="P11"/>
      <text:p text:style-name="P11"/>
      <text:p text:style-name="P11"><text:span text:style-name="T10">Ex 1 :</text:span> 408 = 12 × 34 + 0</text:p>
      <text:p text:style-name="P12"><text:span text:style-name="T18"><text:s text:c="10"/></text:span>est un multiple de</text:p>
      <text:p text:style-name="P12"><text:span text:style-name="T18"><text:s text:c="10"/></text:span>est un diviseur de</text:p>
      <text:p text:style-name="P12"><text:span text:style-name="T18"><text:s text:c="10"/></text:span>est divisible par</text:p>
      <text:p text:style-name="P11"/>
      <text:p text:style-name="P11"/>
      <text:p text:style-name="P13"><text:span text:style-name="T11">Ex 2 :</text:span><text:span text:style-name="T20"> Donner tous les diviseurs de 1</text:span><text:span text:style-name="T2">2</text:span><text:span text:style-name="T20"> :</text:span></text:p>
      <text:p text:style-name="P13"/>
      <text:p text:style-name="P13"/>
      <text:p text:style-name="P13"/>
      <text:p text:style-name="P13"/>
      <text:p text:style-name="P13"/>
      <text:list xml:id="list90557656720148" text:continue-list="list90559421008400" text:style-name="tfNum_20_1_29_">
        <text:list-item>
          <text:p text:style-name="tfTitre_20_1_29_">Critères de divisibilité</text:p>
        </text:list-item>
      </text:list>
      <text:p text:style-name="tfCours">Un nombre est divisible:</text:p>
      <text:p text:style-name="tfCours">● par 2 s’il est pair.</text:p>
      <text:p text:style-name="tfCours">● par 3 si la somme de ses chiffres est divisible par 3.</text:p>
      <text:p text:style-name="tfCours">● par 5 si son dernier chiffre est 0 ou 5.</text:p>
      <text:p text:style-name="tfCours">● par 9 si la somme de ses chiffres est divisible par 9.</text:p>
      <text:p text:style-name="tfCours">● par 10 si son dernier chiffre est 0.</text:p>
      <text:p text:style-name="P13"/>
      <text:p text:style-name="P14"><text:span text:style-name="T10">Ex :</text:span> 3345 est-il divisible par 15 ?</text:p>
      <text:p text:style-name="P13"/>
      <text:list xml:id="list90558972079867" text:continue-list="list90559366613129" text:style-name="tfNum_20_I_29_">
        <text:list-item>
          <text:p text:style-name="P41">Nombres premiers</text:p>
        </text:list-item>
      </text:list>
      <text:list xml:id="list90558047812400" text:continue-list="list90557656720148" text:style-name="tfNum_20_1_29_">
        <text:list-item text:start-value="1">
          <text:p text:style-name="tfTitre_20_1_29_">Définition</text:p>
        </text:list-item>
      </text:list>
      <text:p text:style-name="tfCours"><text:span text:style-name="T21">On appelle</text:span> « nombre premier » <text:span text:style-name="T21">tout</text:span> entier positif qui admet exactement deux diviseurs : 1 et lui-même.</text:p>
      <text:p text:style-name="P15"/>
      <text:p text:style-name="P15"/>
      <text:p text:style-name="P4">Remarques :</text:p>
      <text:list xml:id="list90559431405430" text:continue-list="list3813053546" text:style-name="tfPuce">
        <text:list-item>
          <text:p text:style-name="P26">0 n’est pas premier car il admet une infinité de diviseurs</text:p>
        </text:list-item>
        <text:list-item>
          <text:p text:style-name="P27"><text:span text:style-name="T21">1 n’est pas premier car il n’</text:span><text:span text:style-name="T3">est divisible que par 1</text:span></text:p>
        </text:list-item>
        <text:list-item>
          <text:p text:style-name="P26">2 est premier car il n’est divisible que par 1 et 2</text:p>
        </text:list-item>
        <text:list-item>
          <text:p text:style-name="P26">3</text:p>
        </text:list-item>
        <text:list-item>
          <text:p text:style-name="P26">4</text:p>
        </text:list-item>
      </text:list>
      <text:p text:style-name="P15"/>
      <text:p text:style-name="P15"/>
      <text:list xml:id="list90559204452665" text:continue-list="list90558047812400" text:style-name="tfNum_20_1_29_">
        <text:list-item>
          <text:p text:style-name="tfTitre_20_1_29_">Crible d’Eratosthène</text:p>
        </text:list-item>
      </text:list>
      <text:p text:style-name="P17"><text:span text:style-name="T4">D</text:span><text:span text:style-name="T22">éterminons les nombres premiers inférieurs à </text:span><text:span text:style-name="T4">5</text:span><text:span text:style-name="T22">0 :</text:span></text:p>
      <text:p text:style-name="P16"/>
      <text:p text:style-name="P5">Méthode :</text:p>
      <text:list xml:id="list90558144731178" text:continue-list="list90559431405430" text:style-name="tfPuce">
        <text:list-item>
          <text:p text:style-name="P32">On parcours le tableau ci-dessous dans l’ordre croissant.</text:p>
        </text:list-item>
        <text:list-item>
          <text:p text:style-name="P32">On entoure chaque nombre premier et on barre tous ses multiples :</text:p>
        </text:list-item>
      </text:list>
      <text:p text:style-name="P16"/>
      <table:table table:name="Tableau2" table:style-name="Tableau2">
        <table:table-column table:style-name="Tableau2.A" table:number-columns-repeated="4"/>
        <table:table-column table:style-name="Tableau2.E"/>
        <table:table-column table:style-name="Tableau2.A" table:number-columns-repeated="4"/>
        <table:table-column table:style-name="Tableau2.J"/>
        <table:table-row>
          <table:table-cell table:style-name="Tableau2.A1" office:value-type="string">
            <text:p text:style-name="P23">1</text:p>
          </table:table-cell>
          <table:table-cell table:style-name="Tableau2.A1" office:value-type="string">
            <text:p text:style-name="P23">2</text:p>
          </table:table-cell>
          <table:table-cell table:style-name="Tableau2.A1" office:value-type="string">
            <text:p text:style-name="P23">3</text:p>
          </table:table-cell>
          <table:table-cell table:style-name="Tableau2.A1" office:value-type="string">
            <text:p text:style-name="P23">4</text:p>
          </table:table-cell>
          <table:table-cell table:style-name="Tableau2.A1" office:value-type="string">
            <text:p text:style-name="P23">5</text:p>
          </table:table-cell>
          <table:table-cell table:style-name="Tableau2.A1" office:value-type="string">
            <text:p text:style-name="P23">6</text:p>
          </table:table-cell>
          <table:table-cell table:style-name="Tableau2.A1" office:value-type="string">
            <text:p text:style-name="P23">7</text:p>
          </table:table-cell>
          <table:table-cell table:style-name="Tableau2.A1" office:value-type="string">
            <text:p text:style-name="P23">8</text:p>
          </table:table-cell>
          <table:table-cell table:style-name="Tableau2.A1" office:value-type="string">
            <text:p text:style-name="P23">9</text:p>
          </table:table-cell>
          <table:table-cell table:style-name="Tableau2.J1" office:value-type="string">
            <text:p text:style-name="P23">10</text:p>
          </table:table-cell>
        </table:table-row>
        <table:table-row>
          <table:table-cell table:style-name="Tableau2.A2" office:value-type="string">
            <text:p text:style-name="P23">11</text:p>
          </table:table-cell>
          <table:table-cell table:style-name="Tableau2.A2" office:value-type="string">
            <text:p text:style-name="P23">12</text:p>
          </table:table-cell>
          <table:table-cell table:style-name="Tableau2.A2" office:value-type="string">
            <text:p text:style-name="P23">13</text:p>
          </table:table-cell>
          <table:table-cell table:style-name="Tableau2.A2" office:value-type="string">
            <text:p text:style-name="P23">14</text:p>
          </table:table-cell>
          <table:table-cell table:style-name="Tableau2.A2" office:value-type="string">
            <text:p text:style-name="P23">15</text:p>
          </table:table-cell>
          <table:table-cell table:style-name="Tableau2.A2" office:value-type="string">
            <text:p text:style-name="P23">16</text:p>
          </table:table-cell>
          <table:table-cell table:style-name="Tableau2.A2" office:value-type="string">
            <text:p text:style-name="P23">17</text:p>
          </table:table-cell>
          <table:table-cell table:style-name="Tableau2.A2" office:value-type="string">
            <text:p text:style-name="P23">18</text:p>
          </table:table-cell>
          <table:table-cell table:style-name="Tableau2.A2" office:value-type="string">
            <text:p text:style-name="P23">19</text:p>
          </table:table-cell>
          <table:table-cell table:style-name="Tableau2.J2" office:value-type="string">
            <text:p text:style-name="P23">20</text:p>
          </table:table-cell>
        </table:table-row>
        <table:table-row>
          <table:table-cell table:style-name="Tableau2.A2" office:value-type="string">
            <text:p text:style-name="P23">21</text:p>
          </table:table-cell>
          <table:table-cell table:style-name="Tableau2.A2" office:value-type="string">
            <text:p text:style-name="P23">22</text:p>
          </table:table-cell>
          <table:table-cell table:style-name="Tableau2.A2" office:value-type="string">
            <text:p text:style-name="P23">23</text:p>
          </table:table-cell>
          <table:table-cell table:style-name="Tableau2.A2" office:value-type="string">
            <text:p text:style-name="P23">24</text:p>
          </table:table-cell>
          <table:table-cell table:style-name="Tableau2.A2" office:value-type="string">
            <text:p text:style-name="P23">25</text:p>
          </table:table-cell>
          <table:table-cell table:style-name="Tableau2.A2" office:value-type="string">
            <text:p text:style-name="P23">26</text:p>
          </table:table-cell>
          <table:table-cell table:style-name="Tableau2.A2" office:value-type="string">
            <text:p text:style-name="P23">27</text:p>
          </table:table-cell>
          <table:table-cell table:style-name="Tableau2.A2" office:value-type="string">
            <text:p text:style-name="P23">28</text:p>
          </table:table-cell>
          <table:table-cell table:style-name="Tableau2.A2" office:value-type="string">
            <text:p text:style-name="P23">29</text:p>
          </table:table-cell>
          <table:table-cell table:style-name="Tableau2.J2" office:value-type="string">
            <text:p text:style-name="P23">30</text:p>
          </table:table-cell>
        </table:table-row>
        <table:table-row>
          <table:table-cell table:style-name="Tableau2.A2" office:value-type="string">
            <text:p text:style-name="P23">31</text:p>
          </table:table-cell>
          <table:table-cell table:style-name="Tableau2.A2" office:value-type="string">
            <text:p text:style-name="P23">32</text:p>
          </table:table-cell>
          <table:table-cell table:style-name="Tableau2.A2" office:value-type="string">
            <text:p text:style-name="P23">33</text:p>
          </table:table-cell>
          <table:table-cell table:style-name="Tableau2.A2" office:value-type="string">
            <text:p text:style-name="P23">34</text:p>
          </table:table-cell>
          <table:table-cell table:style-name="Tableau2.A2" office:value-type="string">
            <text:p text:style-name="P23">35</text:p>
          </table:table-cell>
          <table:table-cell table:style-name="Tableau2.A2" office:value-type="string">
            <text:p text:style-name="P23">36</text:p>
          </table:table-cell>
          <table:table-cell table:style-name="Tableau2.A2" office:value-type="string">
            <text:p text:style-name="P23">37</text:p>
          </table:table-cell>
          <table:table-cell table:style-name="Tableau2.A2" office:value-type="string">
            <text:p text:style-name="P23">38</text:p>
          </table:table-cell>
          <table:table-cell table:style-name="Tableau2.A2" office:value-type="string">
            <text:p text:style-name="P23">39</text:p>
          </table:table-cell>
          <table:table-cell table:style-name="Tableau2.J2" office:value-type="string">
            <text:p text:style-name="P23">40</text:p>
          </table:table-cell>
        </table:table-row>
        <table:table-row>
          <table:table-cell table:style-name="Tableau2.A2" office:value-type="string">
            <text:p text:style-name="P23">41</text:p>
          </table:table-cell>
          <table:table-cell table:style-name="Tableau2.A2" office:value-type="string">
            <text:p text:style-name="P23">42</text:p>
          </table:table-cell>
          <table:table-cell table:style-name="Tableau2.A2" office:value-type="string">
            <text:p text:style-name="P23">43</text:p>
          </table:table-cell>
          <table:table-cell table:style-name="Tableau2.A2" office:value-type="string">
            <text:p text:style-name="P23">44</text:p>
          </table:table-cell>
          <table:table-cell table:style-name="Tableau2.A2" office:value-type="string">
            <text:p text:style-name="P23">45</text:p>
          </table:table-cell>
          <table:table-cell table:style-name="Tableau2.A2" office:value-type="string">
            <text:p text:style-name="P23">46</text:p>
          </table:table-cell>
          <table:table-cell table:style-name="Tableau2.A2" office:value-type="string">
            <text:p text:style-name="P23">47</text:p>
          </table:table-cell>
          <table:table-cell table:style-name="Tableau2.A2" office:value-type="string">
            <text:p text:style-name="P23">48</text:p>
          </table:table-cell>
          <table:table-cell table:style-name="Tableau2.A2" office:value-type="string">
            <text:p text:style-name="P23">49</text:p>
          </table:table-cell>
          <table:table-cell table:style-name="Tableau2.J2" office:value-type="string">
            <text:p text:style-name="P23">50</text:p>
          </table:table-cell>
        </table:table-row>
      </table:table>
      <text:p text:style-name="P16"/>
      <text:list xml:id="list90558492619244" text:continue-list="list90559204452665" text:style-name="tfNum_20_1_29_">
        <text:list-item>
          <text:p text:style-name="P39">Décomposition d’un <text:span text:style-name="T9">entier</text:span> en <text:span text:style-name="T23">produit de </text:span>facteurs premiers</text:p>
        </text:list-item>
      </text:list>
      <text:p text:style-name="P16"/>
      <text:p text:style-name="P18"><text:span text:style-name="T10">Ex 1 :</text:span> Décomposer 60 en produit de facteurs premiers :</text:p>
      <text:p text:style-name="P10"><text:span text:style-name="T23">60 = 6 </text:span><text:span text:style-name="T8">×</text:span> <text:span text:style-name="T23">10 = 2 </text:span><text:span text:style-name="T8">×</text:span> <text:span text:style-name="T23">3 </text:span><text:span text:style-name="T8">×</text:span> <text:span text:style-name="T23">2 </text:span><text:span text:style-name="T8">×</text:span> <text:span text:style-name="T23">5 = 2</text:span><text:span text:style-name="T24">2</text:span><text:span text:style-name="T23"> </text:span><text:span text:style-name="T8">×</text:span> <text:span text:style-name="T23">3 </text:span><text:span text:style-name="T8">×</text:span> <text:span text:style-name="T23">5</text:span></text:p>
      <text:p text:style-name="P10"/>
      <text:p text:style-name="P10"><text:span text:style-name="T12">Ex 2 :</text:span><text:span text:style-name="T23"> </text:span><text:span text:style-name="T5">Même question avec </text:span><text:span text:style-name="T7">105</text:span><text:span text:style-name="T23"> :</text:span></text:p>
      <text:p text:style-name="P10"/>
      <text:p text:style-name="P10"/>
      <text:p text:style-name="P10"><text:span text:style-name="T12">Ex 3 :</text:span><text:span text:style-name="T23"> Quels </text:span><text:span text:style-name="T5">es</text:span><text:span text:style-name="T23">t le plus grand des diviseurs communs à 60 et </text:span><text:span text:style-name="T7">105</text:span><text:span text:style-name="T23"> ?</text:span></text:p>
      <text:p text:style-name="P29"><text:span text:style-name="T29">PGCD(60, </text:span><text:span text:style-name="T7">105</text:span><text:span text:style-name="T29">) = </text:span></text:p>
      <text:p text:style-name="P10"/>
      <text:p text:style-name="P28"><text:span text:style-name="T13">Ex 4 :</text:span><text:span text:style-name="T26"> Quel est le plus petit des multiples communs à 60 et </text:span><text:span text:style-name="T7">105</text:span><text:span text:style-name="T26"> ?</text:span></text:p>
      <text:p text:style-name="P29"><text:span text:style-name="T29">PPCM(60, </text:span><text:span text:style-name="T7">105</text:span><text:span text:style-name="T29">) = </text:span></text:p>
      <text:p text:style-name="P10"/>
      <text:p text:style-name="P30"><text:span text:style-name="T14">Ex 5 :</text:span><text:span text:style-name="T30"> Calculer A = </text:span><text:span text:style-name="T7"><draw:frame draw:style-name="fr1" draw:name="Objet1" text:anchor-type="as-char" svg:y="-0.958cm" svg:width="2.738cm" svg:height="1.558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0"/>
      <text:p text:style-name="P36"><text:span text:style-name="T10">Ex 6 :</text:span> Calculer B = <draw:frame draw:style-name="fr1" draw:name="Objet2" text:anchor-type="as-char" svg:y="-0.958cm" svg:width="2.831cm" svg:height="1.55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0"/>
      <text:p text:style-name="P19"/>
      <text:p text:style-name="P6">Remarque:</text:p>
      <text:p text:style-name="P20">La décomposition en produit de facteurs premiers est <text:span text:style-name="T25">très </text:span>utile <text:span text:style-name="T25">notamment dans les calculs avec fractions : </text:span>simplifi<text:span text:style-name="T25">cations, </text:span><text:span text:style-name="T26">multiplications, </text:span><text:span text:style-name="T25">déterminer un dénominateur commun (comparaisons, additions et soustractions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3" svg:font-family="'Times New Roman'" style:font-adornments="Normal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loext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loext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style:font-name="Times New Roman2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style:font-name="Times New Roman2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1-08T23:34:07.18</meta:creation-date>
    <meta:editing-duration>PT12H52M10S</meta:editing-duration>
    <meta:editing-cycles>146</meta:editing-cycles>
    <meta:generator>LibreOffice/6.4.6.2$Linux_X86_64 LibreOffice_project/40$Build-2</meta:generator>
    <meta:initial-creator>Véronique et Thibaud FONTANET</meta:initial-creator>
    <dc:date>2020-12-14T09:05:57.144325984</dc:date>
    <meta:print-date>2015-03-21T18:42:51.093000000</meta:print-date>
    <meta:document-statistic meta:table-count="3" meta:image-count="0" meta:object-count="2" meta:page-count="4" meta:paragraph-count="115" meta:word-count="574" meta:character-count="2628" meta:non-whitespace-character-count="2101"/>
  </office:meta>
</office:document-meta>
</file>

<file path=Object 1/content.xml><?xml version="1.0" encoding="utf-8"?>
<math xmlns="http://www.w3.org/1998/Math/MathML" display="block">
  <semantics>
    <mrow>
      <mfrac>
        <mn>7</mn>
        <mn>60</mn>
      </mfrac>
      <mo stretchy="false">+</mo>
      <mfrac>
        <mn>3</mn>
        <mn>105</mn>
      </mfrac>
    </mrow>
    <annotation encoding="StarMath 5.0">{{alignc {7}over{60}}}+{{alignc {3}over{105}}}%%&lt;cmathArbre&gt;«+­«/­7­60»­«/­3­105»»&lt;/cmathArbre&gt;&lt;cmathFormule&gt;7/60+3/105&lt;/cmathFormule&gt;</annotation>
  </semantics>
</math>
</file>

<file path=Object 2/content.xml><?xml version="1.0" encoding="utf-8"?>
<math xmlns="http://www.w3.org/1998/Math/MathML" display="block">
  <semantics>
    <mrow>
      <mfrac>
        <mn>63</mn>
        <mn>60</mn>
      </mfrac>
      <mo stretchy="false">×</mo>
      <mfrac>
        <mn>25</mn>
        <mn>105</mn>
      </mfrac>
    </mrow>
    <annotation encoding="StarMath 5.0">{alignc {63}over{60}} times {alignc {25}over{105}}%%&lt;cmathArbre&gt;«*­«/­63­60»­«/­25­105»»&lt;/cmathArbre&gt;&lt;cmathFormule&gt;63/60*25/105&lt;/cmathFormule&gt;</annotation>
  </semantics>
</math>
</file>